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text-properties fo:language="en" fo:country="US" officeooo:rsid="00084b2d" officeooo:paragraph-rsid="00084b2d"/>
    </style:style>
    <style:style style:name="P3" style:family="paragraph" style:parent-style-name="Preformatted_20_Text">
      <style:paragraph-properties fo:margin-top="0cm" fo:margin-bottom="0.499cm" style:contextual-spacing="false"/>
      <style:text-properties fo:language="en" fo:country="US"/>
    </style:style>
    <style:style style:name="P4" style:family="paragraph" style:parent-style-name="Preformatted_20_Text">
      <style:text-properties fo:language="en" fo:country="US" officeooo:paragraph-rsid="00084b2d"/>
    </style:style>
    <style:style style:name="P5" style:family="paragraph" style:parent-style-name="Standard">
      <style:text-properties fo:language="en" fo:country="US"/>
    </style:style>
    <style:style style:name="T1" style:family="text">
      <style:text-properties officeooo:rsid="00084b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RE: Memoir</text:p>
      <text:p text:style-name="P2">Dear Cousin,</text:p>
      <text:p text:style-name="P1">Congratulations on an impressive effort! Letting the world know who you are, wanting to be sure you’re not forgotten too quickly is a good endeavor, I think. I address those issuesI with my paintings and drawings. And some writing. To gather files, photographs and memories, to consider what should be included and what should not be included, what should be emphasized, what to include and what to leave out or expunge, how you want to organize all that, what you want people to know or think about you is overwhelming. I don’t think I want to do that. After I'm gone the people who matter to me will think about me for an awhile, I guess, perhaps through the three generations that already exist and that will be the end of me. </text:p>
      <text:p text:style-name="P1"/>
      <text:p text:style-name="P1">Your memoir brought me face to face with all the thoughts about such things; work you did to install Steiner’s philosophy and world view into being. All the people you met with, argued with, convinced to agree with you and old Mr.S. All the children who were introduced to learning, thinking, dance and art his way. Very admirable. Very time consuming<text:span text:style-name="T1">, v</text:span>ery mind consuming. I hope you are pleased with result of all that effort. I am very impressed! I hope you are pleased with your effort! Are you?</text:p>
      <text:p text:style-name="P1"/>
      <text:p text:style-name="P4">Just a couple of things surprised me; So little reference to family and children. Virtually no reference to Renat<text:span text:style-name="T1">e</text:span>, or your other children. <text:span text:style-name="T1">W</text:span>ere they surprised about that? That absence disturbed me.<text:span text:style-name="T1"> </text:span>I am glad you wrote warmly about Maria <text:span text:style-name="T1">Teresa</text:span>. You attended lots of meetings, but you had time to create a family along the way. It just indicates a lack of connection and even respect. Or perhaps the memoir wasn’t meant to be a personal story, rather a story of your struggles and challenges in the world of Anthroposophy. I have not meant to criticize, but I am a little bewildered by parts of your book.</text:p>
      <text:p text:style-name="P1"/>
      <text:p text:style-name="P1">Much love,</text:p>
      <text:p text:style-name="P3">B<text:span text:style-name="T1">arbara Fox</text:spa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2T13:30:44.570000000</meta:creation-date>
    <dc:date>2024-07-02T13:37:28.613000000</dc:date>
    <meta:editing-duration>PT6M44S</meta:editing-duration>
    <meta:editing-cycles>2</meta:editing-cycles>
    <meta:generator>LibreOffice/7.6.2.1$Windows_X86_64 LibreOffice_project/56f7684011345957bbf33a7ee678afaf4d2ba333</meta:generator>
    <meta:document-statistic meta:table-count="0" meta:image-count="0" meta:object-count="0" meta:page-count="1" meta:paragraph-count="7" meta:word-count="337" meta:character-count="1877" meta:non-whitespace-character-count="1546"/>
  </office:meta>
</office:document-meta>
</file>